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1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75cm"/>
    </style:style>
    <style:style style:name="gr9" style:family="graphic" style:parent-style-name="standard">
      <style:graphic-properties draw:stroke="none" svg:stroke-color="#000000" draw:fill="none" draw:fill-color="#ffffff" fo:min-height="0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9.5cm" svg:height="0.962cm" svg:x="9.5cm" svg:y="5.5cm">
          <draw:text-box>
            <text:p>PORTADA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1" draw:layer="layout" svg:width="12.918cm" svg:height="0.962cm" svg:x="8cm" svg:y="5cm">
          <draw:text-box>
            <text:p>QUE ES LA vop (SEÑAL) <text:s/>y para que sirve, 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3" draw:text-style-name="P1" draw:layer="layout" svg:width="12.918cm" svg:height="0.962cm" svg:x="8cm" svg:y="5cm">
          <draw:text-box>
            <text:p>SISTOLE DIASTOLE Y FISIOLOGIA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4" draw:text-style-name="P1" draw:layer="layout" svg:width="6.623cm" svg:height="0.962cm" svg:x="11.377cm" svg:y="4.038cm">
          <draw:text-box>
            <text:p>INSTRUMENTACION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5" draw:text-style-name="P3" draw:layer="layout" svg:width="11cm" svg:height="0.962cm" svg:x="9cm" svg:y="6cm">
          <draw:text-box>
            <text:p>FISOLOGIA DE LA VOP</text:p>
          </draw:text-box>
        </draw:frame>
        <draw:frame draw:style-name="gr6" draw:text-style-name="P3" draw:layer="layout" svg:width="3.173cm" svg:height="0.962cm" svg:x="7.907cm" svg:y="8.5cm">
          <draw:text-box>
            <text:p>SISTOLE</text:p>
          </draw:text-box>
        </draw:frame>
        <draw:frame draw:style-name="gr6" draw:text-style-name="P3" draw:layer="layout" svg:width="3.63cm" svg:height="0.962cm" svg:x="14.5cm" svg:y="10.392cm">
          <draw:text-box>
            <text:p>DIASTOLE</text:p>
          </draw:text-box>
        </draw:frame>
        <draw:frame draw:style-name="gr6" draw:text-style-name="P3" draw:layer="layout" svg:width="6.92cm" svg:height="0.962cm" svg:x="18cm" svg:y="9cm">
          <draw:text-box>
            <text:p>FRECUENCIA PULSO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7" draw:text-style-name="P1" draw:layer="layout" svg:width="13.5cm" svg:height="1.673cm" svg:x="9cm" svg:y="4cm">
          <draw:text-box>
            <text:p><text:s/>ELASTICIDAD → ATERSCLEROSIS</text:p>
          </draw:text-box>
        </draw:frame>
        <draw:frame draw:style-name="gr6" draw:text-style-name="P3" draw:layer="layout" svg:width="5.9cm" svg:height="0.962cm" svg:x="13cm" svg:y="6cm">
          <draw:text-box>
            <text:p>FISIOPALOGOGIA</text:p>
          </draw:text-box>
        </draw:frame>
        <draw:frame draw:style-name="gr6" draw:text-style-name="P3" draw:layer="layout" svg:width="7.089cm" svg:height="0.962cm" svg:x="11.413cm" svg:y="10cm">
          <draw:text-box>
            <text:p>DIAMETRO ARTERIAL</text:p>
          </draw:text-box>
        </draw:frame>
        <draw:frame draw:style-name="gr6" draw:text-style-name="P3" draw:layer="layout" svg:width="6.56cm" svg:height="0.962cm" svg:x="4cm" svg:y="7.5cm">
          <draw:text-box>
            <text:p>GROSOR ARTERIAL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6" draw:text-style-name="P3" draw:layer="layout" svg:width="7.415cm" svg:height="0.962cm" svg:x="10cm" svg:y="6.538cm">
          <draw:text-box>
            <text:p>ECUACION DE MOENS</text:p>
          </draw:text-box>
        </draw:frame>
        <draw:frame draw:style-name="gr6" draw:text-style-name="P3" draw:layer="layout" svg:width="3.393cm" svg:height="0.962cm" svg:x="13cm" svg:y="10cm">
          <draw:text-box>
            <text:p>UTILIDAD</text:p>
          </draw:text-box>
        </draw:frame>
        <draw:frame draw:style-name="gr6" draw:text-style-name="P3" draw:layer="layout" svg:width="4.757cm" svg:height="0.962cm" svg:x="21.901cm" svg:y="8.894cm">
          <draw:text-box>
            <text:p>LMITACIONES</text:p>
          </draw:text-box>
        </draw:frame>
        <draw:frame draw:style-name="gr6" draw:text-style-name="P3" draw:layer="layout" svg:width="4.16cm" svg:height="0.962cm" svg:x="16cm" svg:y="3cm">
          <draw:text-box>
            <text:p>VARIABLES </text:p>
          </draw:text-box>
        </draw:frame>
        <draw:frame draw:style-name="gr8" draw:text-style-name="P3" draw:layer="layout" svg:width="0.5cm" svg:height="2cm" svg:x="5.5cm" svg:y="4cm">
          <draw:text-box>
            <text:p/>
          </draw:text-box>
        </draw:frame>
        <draw:frame draw:style-name="gr9" draw:text-style-name="P3" draw:layer="layout" svg:width="5.5cm" svg:height="0.001cm" svg:x="18.5cm" svg:y="7cm">
          <draw:text-box>
            <text:p/>
          </draw:text-box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3T19:12:07.126449507</meta:creation-date>
    <dc:date>2022-10-03T20:25:06.452350090</dc:date>
    <meta:editing-duration>PT1H12M56S</meta:editing-duration>
    <meta:editing-cycles>3</meta:editing-cycles>
    <meta:generator>LibreOffice/7.4.0.3$Linux_X86_64 LibreOffice_project/f85e47c08ddd19c015c0114a68350214f7066f5a</meta:generator>
    <meta:document-statistic meta:object-count="53"/>
  </office:meta>
</office:document-meta>
</file>